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6.7055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Liberation Sans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4-22">
            <text:p>04/22/11</text:p>
          </table:table-cell>
          <table:table-cell table:number-columns-repeated="1018"/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1021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1022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number-columns-repeated="1022"/>
        </table:table-row>
        <table:table-row table:style-name="ro4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outstanding packets == 0: </text:p>
            <text:p><text:s/>Create Packet;</text:p>
            <text:p><text:s/>Fill in data;</text:p>
            <text:p><text:s/>Outstanding += 1</text:p>
            <text:p><text:s/>[SendPacket]; </text:p>
            <text:p><text:s/>[SendBufferNotFull];</text:p>
          </table:table-cell>
          <table:table-cell table:number-columns-repeated="1019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 office:value-type="string">
            <text:p>Save last sent sequence number (CC's own variable)</text:p>
            <text:p/>
            <text:p>if(packet has SYN bit set <text:span text:style-name="T3">OR packet has FIN bit set</text:span>):</text:p>
            <text:p><text:s/>Outstanding += 1</text:p>
          </table:table-cell>
          <table:table-cell table:number-columns-repeated="1019"/>
        </table:table-row>
        <table:table-row table:style-name="ro6">
          <table:table-cell office:value-type="string">
            <text:p>TimerFired</text:p>
          </table:table-cell>
          <table:table-cell/>
          <table:table-cell office:value-type="string">
            <text:p><text:span text:style-name="T3">if state == TimeWait:</text:span></text:p>
            <text:p><text:span text:style-name="T3"><text:s/>→ </text:span><text:span text:style-name="T3">Closed;</text:span></text:p>
            <text:p><text:span text:style-name="T3"><text:s/></text:span><text:span text:style-name="T3">Dispatch [DeleteSocketEvent];</text:span></text:p>
          </table:table-cell>
          <table:table-cell office:value-type="string">
            <text:p>[ResendPacket] with lowest sequence number from cache;</text:p>
            <text:p>Reset timer [TimeoutEvent];</text:p>
          </table:table-cell>
          <table:table-cell table:number-columns-repeated="1020"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1022"/>
        </table:table-row>
        <table:table-row table:style-name="ro7">
          <table:table-cell office:value-type="string">
            <text:p>NetworkReceivePacket</text:p>
          </table:table-cell>
          <table:table-cell office:value-type="string">
            <text:p><text:span text:style-name="T2">If FIN &amp;&amp; receive buffer not empty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If data and receive buffer is full:</text:p>
            <text:p><text:s/>Discard packet</text:p>
            <text:p/>
            <text:p><text:span text:style-name="T3"># This needs to happen after all calls to all modules</text:span></text:p>
            <text:p><text:span text:style-name="T4">If saved CloseEvent &amp;&amp; send buffer is empty &amp;&amp; # outstanding == 0:</text:span></text:p>
            <text:p><text:span text:style-name="T4"><text:s/></text:span><text:span text:style-name="T4">Call close on connection manager;</text:span></text:p>
            <text:p><text:span text:style-name="T4"><text:s/></text:span><text:span text:style-name="T4">Set saved CloseEvent to be NULL;</text:span>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3">If Fin &amp;&amp; state == Established:</text:span></text:p>
            <text:p><text:span text:style-name="T3"><text:s/>→ </text:span><text:span text:style-name="T3">CloseWait;</text:span></text:p>
            <text:p><text:span text:style-name="T3"><text:s/></text:span><text:span text:style-name="T4">Create Packet; (ACK)</text:span></text:p>
            <text:p><text:span text:style-name="T4"><text:s/></text:span><text:span text:style-name="T4">Dispatch [SendPacket];</text:span></text:p>
            <text:p><text:span text:style-name="T4"><text:s/></text:span><text:span text:style-name="T4">Dispatch [ResponseEvent] (so we can stop calling recv(), send())</text:span></text:p>
            <text:p><text:span text:style-name="T4"/></text:p>
            <text:p><text:span text:style-name="T4">If FinAck &amp;&amp; state == FinWait1:</text:span></text:p>
            <text:p><text:span text:style-name="T4"><text:s/>→ </text:span><text:span text:style-name="T4">TimeWait;</text:span></text:p>
            <text:p><text:span text:style-name="T4"><text:s/></text:span><text:span text:style-name="T4">CreatePacket; (ACK)</text:span></text:p>
            <text:p><text:span text:style-name="T4"><text:s/></text:span><text:span text:style-name="T4">Dispatch [SendPacket];</text:span></text:p>
            <text:p><text:span text:style-name="T4"/></text:p>
            <text:p><text:span text:style-name="T4">If Ack &amp;&amp; state == FinWait1:</text:span></text:p>
            <text:p><text:span text:style-name="T4"><text:s/>→ </text:span><text:span text:style-name="T4">FinWait2;</text:span></text:p>
            <text:p><text:span text:style-name="T4"/></text:p>
            <text:p><text:span text:style-name="T4">If Fin &amp;&amp; state == FinWait2:</text:span></text:p>
            <text:p><text:span text:style-name="T4"><text:s/>→ </text:span><text:span text:style-name="T4">TimeWait;</text:span></text:p>
            <text:p><text:span text:style-name="T4"><text:s/></text:span><text:span text:style-name="T4">(On enter of TimeWait, set a timer for 2 MSL)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pure ACK &amp;&amp; state == LastAck:</text:span></text:p>
            <text:p><text:span text:style-name="T4"><text:s/></text:span><text:span text:style-name="T4">Dispatch [DeleteSocket];</text:span></text:p>
            <text:p><text:span text:style-name="T4"><text:s/>→ </text:span><text:span text:style-name="T4">Closed</text:span>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Else if sequence number of packet - 1 == saved ACK#:</text:p>
            <text:p><text:s/>Update ACK#: saved ack number = packet.sequence number + 1</text:p>
            <text:p><text:span text:style-name="T2"><text:s/></text:span><text:span text:style-name="T2">If data as well: Save data. [ReceiveBufferNotEmpty]</text:span></text:p>
            <text:p/>
            <text:p>Else if sequence number of packet + 1 == saved ACK# AND #outstanding == 0:</text:p>
            <text:p><text:s/>Decrement central seq. # (-1)</text:p>
            <text:p><text:s/>If data length == 0:</text:p>
            <text:p><text:s text:c="3"/>[SendPacket] (we're sending another ACK for that packet)</text:p>
          </table:table-cell>
          <table:table-cell office:value-type="string">
            <text:p><text:span text:style-name="T2">if </text:span><text:span text:style-name="T4">outstanding &gt; 0 &amp;&amp; </text:span><text:span text:style-name="T2">ACK &amp;&amp; packet ack number – 1 == last sent sequence number:</text:span></text:p>
            <text:p><text:span text:style-name="T2"><text:s/></text:span><text:span text:style-name="T2">Outstanding -= 1</text:span></text:p>
            <text:p/>
            <text:p>If data received (packet.data length &gt; 0):</text:p>
            <text:p><text:s/>[SendPacket] (no data, this is an ack)</text:p>
            <text:p>Else If number of outstanding == 0 &amp;&amp; data to send: </text:p>
            <text:p><text:span text:style-name="T2"><text:s/></text:span><text:span text:style-name="T2">Create Packet;</text:span></text:p>
            <text:p><text:span text:style-name="T2"><text:s/></text:span><text:span text:style-name="T2">Fill in data;</text:span></text:p>
            <text:p><text:span text:style-name="T2"><text:s/></text:span><text:span text:style-name="T2">Outstanding += 1</text:span></text:p>
            <text:p><text:span text:style-name="T2"><text:s/></text:span><text:span text:style-name="T2">[SendPacket]; </text:span></text:p>
            <text:p><text:span text:style-name="T2"><text:s/></text:span><text:span text:style-name="T2">[SendBufferNotFull];</text:span></text:p>
          </table:table-cell>
          <table:table-cell table:number-columns-repeated="1019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2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1022"/>
        </table:table-row>
        <table:table-row table:style-name="ro6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/>Dispatch [ReceiveBufferNotFull]</text:p>
          </table:table-cell>
          <table:table-cell table:number-columns-repeated="1022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receive buffer is empty:</text:p>
            <text:p><text:s/>Dispatch saved Event;</text:p>
          </table:table-cell>
          <table:table-cell table:style-name="Default"/>
          <table:table-cell table:number-columns-repeated="1021"/>
        </table:table-row>
        <table:table-row table:style-name="ro9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  <text:p/>
            <text:p>if data in the receive buffer:</text:p>
            <text:p><text:s/>Dispatch [ResponseEvent] with as much data as we possibly can put up to the amount specified by the application</text:p>
            <text:p><text:s/>Dispatch [ReceiveBufferNotFull]</text:p>
            <text:p>Else:</text:p>
            <text:p><text:s/>Save the ReceiveEvent</text:p>
          </table:table-cell>
          <table:table-cell table:number-columns-repeated="1022"/>
        </table:table-row>
        <table:table-row table:style-name="ro10">
          <table:table-cell table:style-name="ce3" office:value-type="string">
            <text:p>CloseEvent</text:p>
          </table:table-cell>
          <table:table-cell table:style-name="ce3" office:value-type="string">
            <text:p>if send buffer is empty and #outstanding (read from CC) == 0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ce3"/>
          <table:table-cell table:style-name="ce3" office:value-type="string">
            <text:p>return #outstanding</text:p>
          </table:table-cell>
          <table:table-cell table:number-columns-repeated="1019"/>
        </table:table-row>
        <table:table-row table:style-name="ro3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Assumptions</text:p>
          </table:table-cell>
          <table:table-cell/>
          <table:table-cell table:style-name="ce4" office:value-type="string">
            <text:p>Comment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pected packet (packet I want) means that the incoming sequence number == context's saved ack numb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04/22/2011</text:date>, <text:time>15:0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4-22T15:04:51</dc:date>
    <dc:creator>Randy Buck</dc:creator>
    <meta:editing-duration>PT179H38M15S</meta:editing-duration>
    <meta:editing-cycles>126</meta:editing-cycles>
    <meta:generator>OpenOffice.org/3.2$Unix OpenOffice.org_project/320m12$Build-9483</meta:generator>
    <meta:printed-by>Randy Buck</meta:printed-by>
    <meta:print-date>2011-04-21T15:51:50</meta:print-date>
    <meta:document-statistic meta:table-count="3" meta:cell-count="55" meta:object-count="0"/>
  </office:meta>
</office:document-meta>
</file>